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252in" fo:padding="0in" fo:border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style:font-name="quot"/>
    </style:style>
    <style:style style:name="T2" style:family="text">
      <style:text-properties style:font-name="quot" fo:font-weight="bold"/>
    </style:style>
    <style:style style:name="T3" style:family="text">
      <style:text-properties style:font-name="quot" fo:font-weight="bold" style:font-weight-asian="bold" style:font-weight-complex="bold"/>
    </style:style>
    <style:style style:name="T4" style:family="text">
      <style:text-properties style:font-name="quot" fo:font-weight="normal" style:font-weight-asian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PostgreSQL</text:h>
      <text:section text:style-name="Sect1" text:name="df_con">
        <text:p text:style-name="P1"><text:span text:style-name="Strong_20_Emphasis"><text:span text:style-name="T4">PostgreSQL</text:span></text:span><text:span text:style-name="T4">, often simply Postgres, is an object-relational database management system (ORDBMS) with an emphasis on extensibility and standards-compliance. As a database server, its primary function is to store data securely, supporting best practices, and to allow for retrieval at the request of other software applications.</text:spa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c</meta:initial-creator>
    <meta:creation-date>2018-09-10T14:04:03.83</meta:creation-date>
    <meta:document-statistic meta:table-count="0" meta:image-count="0" meta:object-count="0" meta:page-count="1" meta:paragraph-count="2" meta:word-count="46" meta:character-count="335"/>
    <dc:date>2018-09-10T14:09:19.60</dc:date>
    <dc:creator>d c</dc:creator>
    <meta:editing-duration>PT5M19S</meta:editing-duration>
    <meta:editing-cycles>1</meta:editing-cycles>
    <meta:generator>OpenOffice/4.1.4$Win32 OpenOffice.org_project/414m5$Build-9788</meta:generator>
  </office:meta>
</office:document-meta>
</file>